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Verdana" svg:font-family="Verdan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style:font-name="Verdana" fo:font-size="16pt" style:font-size-asian="16pt" style:font-size-complex="16pt"/>
    </style:style>
    <style:style style:name="P2" style:parent-style-name="Standard" style:family="paragraph">
      <style:text-properties style:font-name="Verdana" fo:font-size="16pt" style:font-size-asian="16pt" style:font-size-complex="16pt"/>
    </style:style>
    <style:style style:name="P3" style:parent-style-name="Standard" style:family="paragraph">
      <style:text-properties style:font-name="Verdana" fo:font-size="16pt" style:font-size-asian="16pt" style:font-size-complex="16pt"/>
    </style:style>
    <style:style style:name="P4" style:parent-style-name="Standard" style:family="paragraph">
      <style:text-properties style:font-name="Verdana" fo:font-size="16pt" style:font-size-asian="16pt" style:font-size-complex="16pt"/>
    </style:style>
    <style:style style:name="P5" style:parent-style-name="Standard" style:family="paragraph">
      <style:text-properties style:font-name="Verdana" fo:font-size="16pt" style:font-size-asian="16pt" style:font-size-complex="16pt"/>
    </style:style>
    <style:style style:name="P6" style:parent-style-name="Standard" style:family="paragraph">
      <style:text-properties style:font-name="Verdana" fo:font-size="16pt" style:font-size-asian="16pt" style:font-size-complex="16pt"/>
    </style:style>
    <style:style style:name="P7" style:parent-style-name="Standard" style:family="paragraph">
      <style:text-properties style:font-name="Verdana" fo:font-size="16pt" style:font-size-asian="16pt" style:font-size-complex="16pt"/>
    </style:style>
    <style:style style:name="P8" style:parent-style-name="Standard" style:family="paragraph">
      <style:text-properties style:font-name="Verdana" fo:font-size="16pt" style:font-size-asian="16pt" style:font-size-complex="16pt"/>
    </style:style>
    <style:style style:name="P9" style:parent-style-name="Standard" style:family="paragraph">
      <style:text-properties style:font-name="Verdana" fo:font-size="16pt" style:font-size-asian="16pt" style:font-size-complex="16pt"/>
    </style:style>
    <style:style style:name="P10" style:parent-style-name="Standard" style:family="paragraph">
      <style:text-properties style:font-name="Verdana" fo:font-size="16pt" style:font-size-asian="16pt" style:font-size-complex="16pt"/>
    </style:style>
    <style:style style:name="P11" style:parent-style-name="Standard" style:family="paragraph">
      <style:text-properties style:font-name="Verdana" fo:font-size="16pt" style:font-size-asian="16pt" style:font-size-complex="16pt"/>
    </style:style>
    <style:style style:name="P12" style:parent-style-name="Standard" style:family="paragraph">
      <style:text-properties style:font-name="Verdana" fo:font-size="16pt" style:font-size-asian="16pt" style:font-size-complex="16pt"/>
    </style:style>
    <style:style style:name="P13" style:parent-style-name="Standard" style:family="paragraph">
      <style:text-properties style:font-name="Verdana" fo:font-size="16pt" style:font-size-asian="16pt" style:font-size-complex="16pt"/>
    </style:style>
    <style:style style:name="P14" style:parent-style-name="Standard" style:family="paragraph">
      <style:text-properties style:font-name="Verdana" fo:font-size="16pt" style:font-size-asian="16pt" style:font-size-complex="16pt"/>
    </style:style>
    <style:style style:name="P15" style:parent-style-name="Standard" style:family="paragraph">
      <style:text-properties style:font-name="Verdana" fo:font-size="16pt" style:font-size-asian="16pt" style:font-size-complex="16pt"/>
    </style:style>
    <style:style style:name="P16" style:parent-style-name="Standard" style:family="paragraph">
      <style:text-properties style:font-name="Verdana" fo:font-size="16pt" style:font-size-asian="16pt" style:font-size-complex="16pt"/>
    </style:style>
    <style:style style:name="P17" style:parent-style-name="Standard" style:family="paragraph">
      <style:text-properties style:font-name="Verdana" fo:font-size="16pt" style:font-size-asian="16pt" style:font-size-complex="16pt"/>
    </style:style>
    <style:style style:name="P18" style:parent-style-name="Standard" style:family="paragraph">
      <style:text-properties style:font-name="Verdana" fo:font-size="16pt" style:font-size-asian="16pt" style:font-size-complex="16pt"/>
    </style:style>
    <style:style style:name="P19" style:parent-style-name="Standard" style:family="paragraph">
      <style:text-properties style:font-name="Verdana" fo:font-size="16pt" style:font-size-asian="16pt" style:font-size-complex="16pt"/>
    </style:style>
    <style:style style:name="P20" style:parent-style-name="Standard" style:family="paragraph">
      <style:text-properties style:font-name="Verdana" fo:font-size="16pt" style:font-size-asian="16pt" style:font-size-complex="16pt"/>
    </style:style>
    <style:style style:name="P21" style:parent-style-name="Standard" style:family="paragraph">
      <style:text-properties style:font-name="Verdana" fo:font-size="16pt" style:font-size-asian="16pt" style:font-size-complex="16pt"/>
    </style:style>
    <style:style style:name="P22" style:parent-style-name="Standard" style:family="paragraph">
      <style:text-properties style:font-name="Verdana" fo:font-size="16pt" style:font-size-asian="16pt" style:font-size-complex="16pt"/>
    </style:style>
    <style:style style:name="P23" style:parent-style-name="Standard" style:family="paragraph">
      <style:text-properties style:font-name="Verdana" fo:font-size="16pt" style:font-size-asian="16pt" style:font-size-complex="16pt"/>
    </style:style>
    <style:style style:name="P24" style:parent-style-name="Standard" style:family="paragraph">
      <style:text-properties style:font-name="Verdana" fo:font-size="16pt" style:font-size-asian="16pt" style:font-size-complex="16pt"/>
    </style:style>
    <style:style style:name="P25" style:parent-style-name="Standard" style:family="paragraph">
      <style:text-properties style:font-name="Verdana" fo:font-size="16pt" style:font-size-asian="16pt" style:font-size-complex="16pt"/>
    </style:style>
    <style:style style:name="P26" style:parent-style-name="Standard" style:family="paragraph">
      <style:text-properties style:font-name="Verdana" fo:font-size="16pt" style:font-size-asian="16pt" style:font-size-complex="16pt"/>
    </style:style>
    <style:style style:name="P27" style:parent-style-name="Standard" style:family="paragraph">
      <style:text-properties style:font-name="Verdana" fo:font-size="16pt" style:font-size-asian="16pt" style:font-size-complex="16pt"/>
    </style:style>
    <style:style style:name="P28" style:parent-style-name="Standard" style:family="paragraph">
      <style:text-properties style:font-name="Verdana" fo:font-size="16pt" style:font-size-asian="16pt" style:font-size-complex="16pt"/>
    </style:style>
    <style:style style:name="P29" style:parent-style-name="Standard" style:family="paragraph">
      <style:text-properties style:font-name="Verdana" fo:font-size="16pt" style:font-size-asian="16pt" style:font-size-complex="16pt"/>
    </style:style>
    <style:style style:name="P30" style:parent-style-name="Standard" style:family="paragraph">
      <style:text-properties style:font-name="Verdana" fo:font-size="16pt" style:font-size-asian="16pt" style:font-size-complex="16pt"/>
    </style:style>
    <style:style style:name="P31" style:parent-style-name="Standard" style:family="paragraph">
      <style:text-properties style:font-name="Verdana" fo:font-size="16pt" style:font-size-asian="16pt" style:font-size-complex="16pt"/>
    </style:style>
    <style:style style:name="P32" style:parent-style-name="Standard" style:family="paragraph">
      <style:text-properties style:font-name="Verdana" fo:font-size="16pt" style:font-size-asian="16pt" style:font-size-complex="16pt"/>
    </style:style>
    <style:style style:name="P33" style:parent-style-name="Standard" style:family="paragraph">
      <style:text-properties style:font-name="Verdana" fo:font-size="16pt" style:font-size-asian="16pt" style:font-size-complex="16pt"/>
    </style:style>
    <style:style style:name="P34" style:parent-style-name="Standard" style:family="paragraph">
      <style:text-properties style:font-name="Verdana" fo:font-size="16pt" style:font-size-asian="16pt" style:font-size-complex="16pt"/>
    </style:style>
    <style:style style:name="P35" style:parent-style-name="Standard" style:family="paragraph">
      <style:text-properties style:font-name="Verdana" fo:font-size="16pt" style:font-size-asian="16pt" style:font-size-complex="16pt"/>
    </style:style>
    <style:style style:name="P36" style:parent-style-name="Standard" style:family="paragraph">
      <style:text-properties style:font-name="Verdana" fo:font-size="16pt" style:font-size-asian="16pt" style:font-size-complex="16pt"/>
    </style:style>
    <style:style style:name="P37" style:parent-style-name="Standard" style:family="paragraph">
      <style:text-properties style:font-name="Verdana" fo:font-size="16pt" style:font-size-asian="16pt" style:font-size-complex="16pt"/>
    </style:style>
    <style:style style:name="P38" style:parent-style-name="Standard" style:family="paragraph">
      <style:text-properties style:font-name="Verdana" fo:font-size="16pt" style:font-size-asian="16pt" style:font-size-complex="16pt"/>
    </style:style>
    <style:style style:name="P39" style:parent-style-name="Standard" style:family="paragraph">
      <style:text-properties style:font-name="Verdana" fo:font-size="16pt" style:font-size-asian="16pt" style:font-size-complex="16pt"/>
    </style:style>
    <style:style style:name="T40" style:parent-style-name="DefaultParagraphFont" style:family="text">
      <style:text-properties style:font-name="Verdana" fo:font-size="16pt" style:font-size-asian="16pt" style:font-size-complex="16pt"/>
    </style:style>
  </office:automatic-styles>
  <office:body>
    <office:text text:use-soft-page-breaks="true">
      <text:p text:style-name="P1">BOOK ONE CHAPTER SIX</text:p>
      <text:p text:style-name="P2"/>
      <text:p text:style-name="P3">THE STRUCTURE OF SOCIETY ITSELF</text:p>
      <text:p text:style-name="P4"/>
      <text:p text:style-name="P5">You cannot just dump money into an economy and expect that it will work miracles. <text:s/></text:p>
      <text:p text:style-name="P6"/>
      <text:p text:style-name="P7">The structure of society itself determines<text:s/>how the money will be spent by business owners, the government and consumers. <text:s/>Often the money is spent efficiently when social needs take precedence over individual needs when it comes to creating efficiencies.</text:p>
      <text:p text:style-name="P8"/>
      <text:p text:style-name="P9">Sometimes addressing social needs happens as an unintended consequence<text:s/>because corporations create efficiencies by using intellectual capital, and thus increase their profits. <text:s/>For example, the railroad allowed cities to be supplied with the vast stream of goods that they needed in order attain populations of millions of people. <text:s/>A corporation addressed the aggregate social need of city dwellers to be supplied by food by creating a mechanism that the city could use to supply itself. <text:s/>In doing so the rail corporation reaped the profits from supplying the consumer market of the citizens who lived in the city. <text:s/></text:p>
      <text:p text:style-name="P10"/>
      <text:p text:style-name="P11">Sometimes addressing social needs comes from personal priorities For example, in Iceland they have completely eliminated down syndrome. <text:s/>This has been done through prenatal screening and terminations of pregnancies. <text:s/>One can guess that the personal wish of people not to be a burden on society may have had something to do with this decision. <text:s/>However, Icelandic culture is outside of the scope of this book. <text:s text:c="3"/></text:p>
      <text:p text:style-name="P12"/>
      <text:p text:style-name="P13">As discussed in the first chapter, North Korea, every person<text:s/><text:soft-page-break/>has their own sets of priorities when it comes to time management. <text:s/>These kinds of priorities can lead to efficiencies. <text:s/>For example, Samuel Pepys, who wrote the most complete diary of the Victorian Era had a very acute sense of if his time was being wasted. <text:s/>He would get angry if he was supposed to meet someone for an appointment and that person did not show up. <text:s/>He applied his professionalism to the system of the Royal Navy itself, making sure that the money the Royal Navy spent was spent correctly.</text:p>
      <text:p text:style-name="P14"/>
      <text:p text:style-name="P15"/>
      <text:p text:style-name="P16">SOCIAL PRIORITIES</text:p>
      <text:p text:style-name="P17"/>
      <text:p text:style-name="P18">Social priorities in European countries are higher than in the United States. <text:s/>In the chapter on Germany I discussed how industry works collaboratively with the primary education system. <text:s/>With this system, the structure of society<text:s/>itself in Germany excels in providing human capital to industry.</text:p>
      <text:p text:style-name="P19"/>
      <text:p text:style-name="P20">In addition, there is the idealism to reward loyalty with pay. <text:s/>There is no division between management and labor. <text:s/>Management is cooperative with labor, and companies are willing to pay high wages. <text:s/>Many goods that Germany manufactures go into the export market, and Germany has a current account surplus because it is receiving net income from other countries. <text:s/>Distributing wages to workers is the most efficient way to redistribute money in<text:s/>an economy. <text:s/>It is more efficient in that the money will be spent more rapidly if it is given to workers rather than if it is given to the higher ups on the corporate totem pole. <text:s/>This means that the “velocity” of money is higher and the multiplier effect<text:s/>of money goes up.</text:p>
      <text:p text:style-name="P21"/>
      <text:p text:style-name="P22">Note: some may say that the reason wages are high in<text:s/><text:soft-page-break/>Germany is because of strong organized labor. <text:s/>However, the tone of discussions between organized labor and management tends to be less combative and more cooperative. <text:s/>Management<text:s/>recognizes the dignity of laborers and allows people to represent laborers.</text:p>
      <text:p text:style-name="P23"/>
      <text:p text:style-name="P24">Social priorities also permeate government. <text:s/>Recognizing that every person needs an efficient way to get to work the transportation system has been developed so that people waste<text:s/>less of their time getting to work. <text:s/>The one city in Germany that I have personal experience with is Munich.</text:p>
      <text:p text:style-name="P25"/>
      <text:p text:style-name="P26"/>
      <text:p text:style-name="P27">PROFESSIONALISM AND SOCIAL PRIORITIES</text:p>
      <text:p text:style-name="P28"/>
      <text:p text:style-name="P29">Professionals have a “duty of care”. <text:s/>This happens through social learning.</text:p>
      <text:p text:style-name="P30"/>
      <text:p text:style-name="P31">For example, the scientists discussed in the chapter on France have the duty of care to give honest opinions about climate change.</text:p>
      <text:p text:style-name="P32"/>
      <text:p text:style-name="P33">In addition people recognize the dignity of others. <text:s/>This also happens through social learning and will be the heading of the next chapter.<text:s text:c="2"/>(Nigeria has “rent seeking” which detracts from the services model of society and the cooperative system model of society)</text:p>
      <text:p text:style-name="P34"><text:s text:c="2"/></text:p>
      <text:p text:style-name="P35"/>
      <text:p text:style-name="P36"/>
      <text:p text:style-name="P37"/>
      <text:p text:style-name="P38"/>
      <text:p text:style-name="P39"/>
      <text:p text:style-name="Standard"><text:span text:style-name="T40"><text:s text:c="2"/></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Verdana" svg:font-family="Verdan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Robert B</meta:initial-creator>
    <dc:creator>Yolanda</dc:creator>
    <meta:creation-date>2017-12-13T09:17:00Z</meta:creation-date>
    <dc:date>2017-12-14T18:43:00Z</dc:date>
    <meta:template xlink:href="Normal.dotm" xlink:type="simple"/>
    <meta:editing-cycles>2</meta:editing-cycles>
    <meta:editing-duration>PT6900S</meta:editing-duration>
    <meta:document-statistic meta:page-count="3" meta:paragraph-count="8" meta:word-count="620" meta:character-count="4149" meta:row-count="29" meta:non-whitespace-character-count="3537"/>
  </office:meta>
</office:document-meta>
</file>